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a9b6" officeooo:paragraph-rsid="0014a9b6"/>
    </style:style>
    <style:style style:name="P2" style:family="paragraph" style:parent-style-name="Standard">
      <style:text-properties officeooo:paragraph-rsid="0014a9b6"/>
    </style:style>
    <style:style style:name="P3" style:family="paragraph" style:parent-style-name="Standard">
      <style:text-properties fo:font-size="18pt" officeooo:paragraph-rsid="0014a9b6" style:font-size-asian="18pt" style:font-size-complex="18pt"/>
    </style:style>
    <style:style style:name="P4" style:family="paragraph" style:parent-style-name="Text_20_body">
      <style:text-properties fo:color="#000000" fo:font-size="18pt" style:font-size-asian="18pt" style:font-size-complex="18pt"/>
    </style:style>
    <style:style style:name="P5" style:family="paragraph" style:parent-style-name="Text_20_body" style:list-style-name="L1">
      <style:text-properties fo:color="#000000" fo:font-size="16pt" officeooo:paragraph-rsid="001950bc" style:font-size-asian="16pt" style:font-size-complex="16pt"/>
    </style:style>
    <style:style style:name="P6" style:family="paragraph" style:parent-style-name="Text_20_body">
      <style:text-properties fo:color="#1c1c1c" fo:font-size="15pt" fo:font-style="italic" style:font-size-asian="15pt" style:font-style-asian="italic" style:font-size-complex="15pt" style:font-style-complex="italic"/>
    </style:style>
    <style:style style:name="P7" style:family="paragraph" style:parent-style-name="Text_20_body">
      <style:text-properties fo:color="#1c1c1c" fo:font-size="15pt" fo:font-style="italic" officeooo:rsid="0014a9b6" officeooo:paragraph-rsid="0014a9b6" style:font-size-asian="15pt" style:font-style-asian="italic" style:font-size-complex="15pt" style:font-style-complex="italic"/>
    </style:style>
    <style:style style:name="P8" style:family="paragraph" style:parent-style-name="Text_20_body">
      <style:paragraph-properties fo:text-align="justify" style:justify-single-word="false"/>
      <style:text-properties fo:font-size="16pt" style:font-size-asian="16pt" style:font-size-complex="16pt"/>
    </style:style>
    <style:style style:name="P9" style:family="paragraph" style:parent-style-name="Text_20_body" style:list-style-name="L1">
      <style:text-properties officeooo:paragraph-rsid="001950bc"/>
    </style:style>
    <style:style style:name="P10" style:family="paragraph" style:parent-style-name="Standard">
      <style:text-properties fo:font-size="18pt" officeooo:paragraph-rsid="0014a9b6" style:font-size-asian="18pt" style:font-size-complex="18pt"/>
    </style:style>
    <style:style style:name="P11" style:family="paragraph" style:parent-style-name="Standard">
      <style:text-properties fo:color="#1c1c1c" fo:font-size="15pt" fo:font-style="italic" officeooo:paragraph-rsid="0014a9b6" style:font-size-asian="15pt" style:font-style-asian="italic" style:font-size-complex="15pt" style:font-style-complex="italic"/>
    </style:style>
    <style:style style:name="P12" style:family="paragraph" style:parent-style-name="Standard">
      <style:paragraph-properties fo:text-align="justify" style:justify-single-word="false"/>
      <style:text-properties style:text-outline="false" fo:font-size="16pt" officeooo:paragraph-rsid="0014a9b6" style:font-size-asian="16pt" style:font-size-complex="16pt"/>
    </style:style>
    <style:style style:name="P13" style:family="paragraph" style:parent-style-name="Heading_20_2">
      <style:text-properties fo:color="#808080"/>
    </style:style>
    <style:style style:name="P14" style:family="paragraph" style:parent-style-name="Heading_20_2">
      <style:text-properties fo:color="#666666"/>
    </style:style>
    <style:style style:name="T1" style:family="text">
      <style:text-properties fo:color="#000000"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Aufgabe 1</text:h>
      <text:p text:style-name="P11">Wozu <text:s/>benötigt <text:s/>man <text:s/>ein <text:s/>Protection-Ring-Konzept <text:s/>und <text:s/>wofür <text:s/>stehen <text:s/>die <text:s/>unterschiedlichen Ringe (bzw. Level)?</text:p>
      <text:p text:style-name="P11">Wofür werden sie gebraucht?</text:p>
      <text:p text:style-name="P3"/>
      <text:p text:style-name="P12">Die unterschiedlichen Ringe bzw. Level dienen der Absicherung von Prozessen (1) im Sinne der Idee einer Limited Direct Execution (1). Sie stellen damit ein Berechtigungskonzept dar, das sicherstellt, dass bestimmte Gruppen von Maschinenbefehlen nur von privilegierten Prozessen aus-geführt werden (2). Typischerweise wird vor der Ausführung eines Maschinenbefehls geprüft, ob der Prozess über die entsprechenden Rechte verfügt (1). Normale Prozesse laufen im „User Mode“ (Protection Level mit den wenigsten Rechten) (1), während das Betriebssystem im „Kernel Mode“ (Protection Level mit den meisten Rechten) (1) läuft und dadurch vollen Zugriff auf die Hardware erhält (1).</text:p>
      <text:p text:style-name="P3"/>
      <text:h text:style-name="P13" text:outline-level="2">Aufgabe 2</text:h>
      <text:p text:style-name="P6">Welche <text:s/>Vorteile <text:s/>könnten <text:s/>sich in obigem Szenario durch ein <text:s/>Protection-Ring-Konzeptergeben, das über mehr als zwei Ringe (Level) verfügt?</text:p>
      <text:p text:style-name="P6"/>
      <text:p text:style-name="P8">Mehrere Ringe bzw. Levels erlauben eine granularere Abstufung (2). Im Bereich autonomer selbstfahrender Autos müssen sicher vieleunterschiedliche Peripheriegeräteangesprochen werden, was bei nur zwei Ringen viele Ring-Wechselerfordert (1). Dies ist mit viel Aufwand und Overhead verbunden (Kontrollübergabe ans Betriebssystem) (1). Mit mehr als zwei Ringen können unterschiedlich priorisierte Prozesse gezielt auf Funktionalität von Peripheriegeräte zugreifen, ohnedass die Kontrolle ans Betriebssystem übergeht (1). Weniger Overhead durch weniger Ring-wechsel, bei vergleichbarer Sicherheit (1). </text:p>
      <text:p text:style-name="P4"/>
      <text:h text:style-name="P14" text:outline-level="2"><text:soft-page-break/>Aufgabe 3</text:h>
      <text:p text:style-name="P7">Beschreiben Sie den typischen Ablauf, der es einem Prozess ermöglicht, Aktionen auszuführen, für die er aufgrund seines Privilege Levels keine Berechtigung hat. Beginnen Sie ab dem Punkt an <text:s/>dem <text:s/>die <text:s/>Hardware den <text:s/>neuen <text:s/>Privilege <text:s/>Level <text:s/>einstellt <text:s/>und <text:s/>beenden <text:s/>Sie <text:s/>Ihre <text:s/>Beschreibung <text:s/>an dem Punkt an dem der ursprüngliche Prozess wieder weiterläuft.</text:p>
      <text:p text:style-name="P7">Hinweis: Einen eventuellen durch das BS initiierten Prozesswechsel müssen Sie nicht beachten</text:p>
      <text:p text:style-name="P7"/>
      <text:list xml:id="list1578009111" text:style-name="L1">
        <text:list-item>
          <text:p text:style-name="P5">Die CPU wechselt in den Kernel Mode (höchster Privilege Level) und <text:s text:c="5"/>sichert den Inhalt zentraler Register (1).</text:p>
        </text:list-item>
        <text:list-item>
          <text:p text:style-name="P5">Die CPU übergibt dem Trap Handler und damit dem BS die Kontrolle (2).</text:p>
        </text:list-item>
        <text:list-item>
          <text:p text:style-name="P9"><text:span text:style-name="T1">Das BS identifiziert den Systemaufruf, prüft Berechtigungen und führt ihn durch.Ergebnisse werden an definierten Stellen abgelegt (2).</text:span></text:p>
        </text:list-item>
        <text:list-item>
          <text:p text:style-name="P5">Der Trap Handler kehrt nach erfolgreicher Ausführung zurück und initiiert die Restauration der Register. Das BS gibt die Kontrolle wieder ab (2).</text:p>
        </text:list-item>
        <text:list-item>
          <text:p text:style-name="P5">Die CPU wechselt in den zuvor gesicherten Privilege Levelzurück und führt den Prozessweiter aus (1). Dieser kann jetzt auf die hinterlegten Ergebnisse zugreifen.</text:p>
        </text:list-item>
      </text:list>
      <text:p text:style-name="P4"/>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06:55:59.249717600</meta:creation-date>
    <dc:date>2019-04-03T07:54:59.372665224</dc:date>
    <meta:editing-duration>PT16M23S</meta:editing-duration>
    <meta:editing-cycles>5</meta:editing-cycles>
    <meta:generator>LibreOffice/6.2.2.2$Linux_X86_64 LibreOffice_project/20$Build-2</meta:generator>
    <meta:document-statistic meta:table-count="0" meta:image-count="0" meta:object-count="0" meta:page-count="2" meta:paragraph-count="15" meta:word-count="364" meta:character-count="2656" meta:non-whitespace-character-count="2280"/>
  </office:meta>
</office:document-meta>
</file>